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, Arial, Helvetica, sans-serif"/>
    <style:font-face style:name="monospace" svg:font-family="monospace"/>
    <style:font-face style:name="Courier New" svg:font-family="'Courier New'" style:font-family-generic="modern" style:font-pitch="fixed"/>
    <style:font-face style:name="Arial Unicode MS1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/>
    </style:style>
    <style:style style:name="P2" style:family="paragraph" style:parent-style-name="Text_20_body" style:master-page-name="HTML">
      <style:paragraph-properties style:page-number="auto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in" fo:margin-bottom="0in"/>
    </style:style>
    <style:style style:name="P5" style:family="paragraph" style:parent-style-name="Text_20_body">
      <style:paragraph-properties fo:margin-top="0in" fo:margin-bottom="0in" fo:break-before="page"/>
    </style:style>
    <style:style style:name="P6" style:family="paragraph" style:parent-style-name="Text_20_body" style:list-style-name="L1">
      <style:paragraph-properties fo:margin-top="0in" fo:margin-bottom="0in" fo:break-before="pag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#shakespeare-oracle-verses"/></text:p>
      <text:section text:style-name="Sect1" text:name="shakespeare-oracle-verses">
        <text:list xml:id="list1717457346" text:style-name="L1">
          <text:list-item>
            <text:p text:style-name="P4">To swim, to dive into the fire, to ride</text:p>
            <text:p text:style-name="P4">On the curled clouds,</text:p>
            <text:p text:style-name="P4">Whose speechless song being many, seems one.</text:p>
          </text:list-item>
          <text:list-item>
            <text:p text:style-name="P4">Time doth transfix the flourish set on youth,</text:p>
            <text:p text:style-name="P4">Which bounteous gift thou shouldst in bounty cherish.</text:p>
          </text:list-item>
          <text:list-item>
            <text:p text:style-name="P4">Be collected:</text:p>
            <text:p text:style-name="P4">No more amazement: tell your piteous heart</text:p>
            <text:p text:style-name="P4">Thou art thy mother’s glass, and she in thee.</text:p>
          </text:list-item>
          <text:list-item>
            <text:p text:style-name="P4">So, ere you find where light in darkness lies,</text:p>
            <text:p text:style-name="P4">Gentle breath of yours my sails must fill.</text:p>
          </text:list-item>
          <text:list-item>
            <text:p text:style-name="P4">Grant, if thou wilt, thou art beloved of many,</text:p>
            <text:p text:style-name="P4">And pray, and sing, and tell old tales, and laugh</text:p>
            <text:p text:style-name="P4">At gilded butterflies.</text:p>
          </text:list-item>
          <text:list-item>
            <text:p text:style-name="P4">Now my charms are all o’erthrown,</text:p>
            <text:p text:style-name="P4">Begot of nothing but vain fantasy.</text:p>
          </text:list-item>
          <text:list-item>
            <text:p text:style-name="P4">Look, whom she best endow’d she gave thee more;</text:p>
            <text:p text:style-name="P4">Our fancies are more giddy and unfirm.</text:p>
          </text:list-item>
          <text:list-item>
            <text:p text:style-name="P4">Sap checked with frost and lusty leaves quite gone,</text:p>
            <text:p text:style-name="P4">Courage and hope both teaching him the practice.</text:p>
          </text:list-item>
          <text:list-item>
            <text:p text:style-name="P4">Rough winds do shake the darling buds of May,</text:p>
            <text:p text:style-name="P4">I’ll kneel down, and ask of thee forgiveness.</text:p>
          </text:list-item>
          <text:list-item>
            <text:p text:style-name="P4">Seems, madam! nay it is; I know not ‘seems.’</text:p>
            <text:p text:style-name="P4">All the world’s a stage.</text:p>
          </text:list-item>
          <text:list-item>
            <text:p text:style-name="P4">The moon new-bent in heaven, shall behold the night</text:p>
            <text:p text:style-name="P4">That has such people in’t!</text:p>
          </text:list-item>
          <text:list-item>
            <text:p text:style-name="P4">And having climb’d the steep-up heavenly hill,</text:p>
            <text:p text:style-name="P4">Fortune, good night: smile once more: turn thy wheel!</text:p>
          </text:list-item>
          <text:list-item>
            <text:p text:style-name="P4">Beauty o’ersnow’d and bareness every where</text:p>
            <text:p text:style-name="P4">Thaws and resolves itself into a dew.</text:p>
          </text:list-item>
          <text:list-item>
            <text:p text:style-name="P4">Their eyes do offices of truth, their words are natural breath,</text:p>
            <text:p text:style-name="P4">all dedicated to closeness and the bettering of my mind.</text:p>
          </text:list-item>
          <text:list-item>
            <text:p text:style-name="P4">Sound me from my lowest note to the top of my compass</text:p>
            <text:p text:style-name="P4">My heart is true as steel.</text:p>
          </text:list-item>
          <text:list-item>
            <text:p text:style-name="P4">Thy self thy foe, to thy sweet self too cruel:</text:p>
            <text:p text:style-name="P4">I am sure care’s an enemy to life.</text:p>
            <text:p text:style-name="P6"/>
          </text:list-item>
          <text:list-item>
            <text:p text:style-name="P4">You have often</text:p>
            <text:p text:style-name="P4">Begun to tell me what I am, but stopp’d</text:p>
            <text:p text:style-name="P4">Conceal me what I am, and be my aid.</text:p>
          </text:list-item>
          <text:list-item>
            <text:p text:style-name="P4">Have more than thou showest,</text:p>
            <text:p text:style-name="P4">Speak less than thou knowest,</text:p>
            <text:p text:style-name="P4">Nor lose possession of that fair thou ow’st.</text:p>
          </text:list-item>
          <text:list-item>
            <text:p text:style-name="P4">What seest thou else</text:p>
            <text:p text:style-name="P4">In the dark backward and abysm of time?</text:p>
            <text:p text:style-name="P4">So full of shapes is fancy</text:p>
            <text:p text:style-name="P4">That it alone is high fantastical.</text:p>
          </text:list-item>
          <text:list-item>
            <text:p text:style-name="P4">To give away yourself, keeps yourself still,</text:p>
            <text:p text:style-name="P4">And you must live, drawn by your own sweet skill.</text:p>
          </text:list-item>
          <text:list-item>
            <text:p text:style-name="P4">Those be rubies, fairy favors.</text:p>
            <text:p text:style-name="P4">They sparkle still the right Promethean fire.</text:p>
          </text:list-item>
          <text:list-item>
            <text:p text:style-name="P4">Men must endure their going hence, even as their coming hither;</text:p>
            <text:p text:style-name="P4">I am a fool to weep at what I am glad of.</text:p>
          </text:list-item>
          <text:list-item>
            <text:p text:style-name="P4">Get thee to a nunnery:</text:p>
            <text:p text:style-name="P4">A contract of true love to celebrate.</text:p>
          </text:list-item>
          <text:list-item>
            <text:p text:style-name="P4">If music be the food of love, play on,</text:p>
            <text:p text:style-name="P4">And let this world no longer be a stage.</text:p>
          </text:list-item>
          <text:list-item>
            <text:p text:style-name="P4">A man may see how this world goes with no eyes. Look with thine ears:</text:p>
            <text:p text:style-name="P4">The murmuring surge, that on the unnumber’d idle pebbles chafes.</text:p>
          </text:list-item>
          <text:list-item>
            <text:p text:style-name="P4">No traveller returns, puzzles the will</text:p>
            <text:p text:style-name="P4">If it be not to come, it will be now.</text:p>
          </text:list-item>
          <text:list-item>
            <text:p text:style-name="P4">How beauteous mankind is! O brave new world,</text:p>
            <text:p text:style-name="P4">Merrily, merrily, shall I live now.</text:p>
          </text:list-item>
          <text:list-item>
            <text:p text:style-name="P4">These our actors,</text:p>
            <text:p text:style-name="P4">As I foretold you, were all spirits and</text:p>
            <text:p text:style-name="P4">Do make me give the lie to my true sight.</text:p>
          </text:list-item>
          <text:list-item>
            <text:p text:style-name="P4">With the help of your good hands.</text:p>
            <text:p text:style-name="P4">All things in common nature should produce</text:p>
            <text:p text:style-name="P4">Without sweat or endeavour.</text:p>
          </text:list-item>
          <text:list-item>
            <text:p text:style-name="P4">And some donation freely to estate</text:p>
            <text:p text:style-name="P4">Under the blossom that hangs on the bough.</text:p>
          </text:list-item>
          <text:list-item>
            <text:p text:style-name="P4">Sounds and sweet airs, that give delight and hurt not</text:p>
            <text:p text:style-name="P4">In a cowslip’s bell I lie.</text:p>
          </text:list-item>
          <text:list-item>
            <text:p text:style-name="P4"><text:soft-page-break/>But that the dread of something after death,</text:p>
            <text:p text:style-name="P4">It droppeth as the gentle rain from heaven.</text:p>
          </text:list-item>
          <text:list-item>
            <text:p text:style-name="P4">What a piece of work is a man! how noble in reason!</text:p>
            <text:p text:style-name="P4">Space enough have I in such a prison.</text:p>
          </text:list-item>
          <text:list-item>
            <text:p text:style-name="P4">But, like a cloistress, she will veiled walk</text:p>
            <text:p text:style-name="P4">Out of the jaws of death.</text:p>
          </text:list-item>
          <text:list-item>
            <text:p text:style-name="P4">Misery acquaints a man with strange bed-fellows</text:p>
            <text:p text:style-name="P4">Which are the children of an idle brain.</text:p>
          </text:list-item>
          <text:list-item>
            <text:p text:style-name="P4">For who would bear the whips and scorns of time,</text:p>
            <text:p text:style-name="P4">That show, contain and nourish all the world.</text:p>
          </text:list-item>
          <text:list-item>
            <text:p text:style-name="P4">Often have you heard that told:</text:p>
            <text:p text:style-name="P4">Wherefore are these things hid? wherefore have</text:p>
            <text:p text:style-name="P4">these gifts a curtain before ‘em?</text:p>
          </text:list-item>
          <text:list-item>
            <text:p text:style-name="P4">And summer’s lease hath all too short a date:</text:p>
            <text:p text:style-name="P4">The hour’s now come;</text:p>
            <text:p text:style-name="P4">The very minute bids thee ope thine ear.</text:p>
          </text:list-item>
          <text:list-item>
            <text:p text:style-name="P4">I am all the daughters of my father’s house,</text:p>
            <text:p text:style-name="P4">And all the brothers too.</text:p>
            <text:p text:style-name="P4">O spirit of love! how quick and fresh art thou.</text:p>
          </text:list-item>
          <text:list-item>
            <text:p text:style-name="P4">And enterprises of great pith and moment</text:p>
            <text:p text:style-name="P4">Are melted into air, into thin air.</text:p>
          </text:list-item>
          <text:list-item>
            <text:p text:style-name="P4">O, swear not by the moon, the inconstant moon,</text:p>
            <text:p text:style-name="P4">If it be not now, yet it will come: the readiness is all.</text:p>
          </text:list-item>
          <text:list-item>
            <text:p text:style-name="P4">There’s no harm done.</text:p>
            <text:p text:style-name="P4">Speak what we feel, not what we ought to say.</text:p>
          </text:list-item>
          <text:list-item>
            <text:p text:style-name="P4">Youth’s a stuff will not endure.</text:p>
            <text:p text:style-name="P4">Out of that no hope what great hope have you!</text:p>
          </text:list-item>
          <text:list-item>
            <text:p text:style-name="P4">And thus the native hue of resolution</text:p>
            <text:p text:style-name="P4">Strikes where it doth love.</text:p>
          </text:list-item>
          <text:list-item>
            <text:p text:style-name="P4">Gentles, do not reprehend: nothing but to show you</text:p>
            <text:p text:style-name="P4">How a king may go a progress through the guts of a beggar.</text:p>
          </text:list-item>
          <text:list-item>
            <text:p text:style-name="P4">Nature’s bequest gives nothing but doth lend,</text:p>
            <text:p text:style-name="P4">Thy truth, then, be thy dower.</text:p>
          </text:list-item>
          <text:list-item>
            <text:p text:style-name="P4">Study is like the heaven’s glorious sun,</text:p>
            <text:p text:style-name="P4">Which touch’d the very virtue of compassion in thee,</text:p>
          </text:list-item>
          <text:list-item>
            <text:p text:style-name="P4">Uttering such dulcet and harmonious breath</text:p>
            <text:p text:style-name="P4">That long have frown’d upon their enmity!</text:p>
          </text:list-item>
          <text:list-item>
            <text:p text:style-name="P4"><text:soft-page-break/>Give me your hands, if we be friends,</text:p>
            <text:p text:style-name="P4">We are such stuff as dreams are made on.</text:p>
          </text:list-item>
          <text:list-item>
            <text:p text:style-name="P4">And nothing ‘gainst Time’s scythe can make defence.</text:p>
            <text:p text:style-name="P4">Herein lives wisdom, beauty and increase.</text:p>
          </text:list-item>
          <text:list-item>
            <text:p text:style-name="P4">I must go seek some dewdrops here</text:p>
            <text:p text:style-name="P4">It blesseth him that gives and him that takes.</text:p>
          </text:list-item>
          <text:list-item>
            <text:p text:style-name="P4">Let Hercules himself do what he may,</text:p>
            <text:p text:style-name="P4">If you pardon, we will mend.</text:p>
          </text:list-item>
          <text:list-item>
            <text:p text:style-name="P4">Now stand you on the top of happy hours,</text:p>
            <text:p text:style-name="P4">Against the stormy gusts of winter’s day.</text:p>
          </text:list-item>
          <text:list-item>
            <text:p text:style-name="P4">And every fair from fair sometime declines,</text:p>
            <text:p text:style-name="P4">So we grow together, thorough bush, thorough brier.</text:p>
          </text:list-item>
          <text:list-item>
            <text:p text:style-name="P4">To take arms against a sea of troubles,</text:p>
            <text:p text:style-name="P4">And by opposing end them?</text:p>
            <text:p text:style-name="P4">We will unite the white rose and the red.</text:p>
          </text:list-item>
          <text:list-item>
            <text:p text:style-name="P4">These most brisk and giddy-paced times:</text:p>
            <text:p text:style-name="P4">Is man no more than this? Consider him well.</text:p>
          </text:list-item>
          <text:list-item>
            <text:p text:style-name="P4">Who with thy saffron wings upon my flowers</text:p>
            <text:p text:style-name="P4">Calls back the lovely April of her prime:</text:p>
            <text:p text:style-name="P4">The form of my intent.</text:p>
          </text:list-item>
          <text:list-item>
            <text:p text:style-name="P4">It is a wise father that knows his own child.</text:p>
            <text:p text:style-name="P4">Like to a double cherry, seeming parted,</text:p>
            <text:p text:style-name="P4">But yet an union in partition.</text:p>
          </text:list-item>
          <text:list-item>
            <text:p text:style-name="P4">In action how like an angel! In apprehension how like a god!</text:p>
            <text:p text:style-name="P4">That the rude sea grew civil at her song.</text:p>
          </text:list-item>
          <text:list-item>
            <text:p text:style-name="P4">Gaze where you should, and that will clear your sight,</text:p>
            <text:p text:style-name="P4">Enrich the time to come with smooth-fac’d peace.</text:p>
          </text:list-item>
          <text:list-item>
            <text:p text:style-name="P4">The slings and arrows of outrageous fortune;</text:p>
            <text:p text:style-name="P4">These blessed candles of the night.</text:p>
          </text:list-item>
          <text:list-item>
            <text:p text:style-name="P4">O, from what power hast thou this powerful might,</text:p>
            <text:p text:style-name="P4">By chance or nature’s changing course untrimm’d?</text:p>
          </text:list-item>
          <text:list-item>
            <text:p text:style-name="P4">Rise from the ground like feathered Mercury,</text:p>
            <text:p text:style-name="P4">Then to the elements be free, and fare thou well!</text:p>
          </text:list-item>
          <text:list-item>
            <text:p text:style-name="P4">My spirits, as in a dream, are all bound up.</text:p>
            <text:p text:style-name="P4">Diffusest honey-drops, refreshing showers.</text:p>
          </text:list-item>
          <text:list-item>
            <text:p text:style-name="P4">For never-resting time leads summer on</text:p>
            <text:p text:style-name="P4">The wheel is come full circle: I am here.</text:p>
          </text:list-item>
          <text:list-item>
            <text:p text:style-name="P4"><text:soft-page-break/>The undiscover’d country from whose bourn no traveller returns,</text:p>
            <text:p text:style-name="P4">Two lovely berries moulded on one stem.</text:p>
          </text:list-item>
          <text:list-item>
            <text:p text:style-name="P4">They are the books, the arts, the academes,</text:p>
            <text:p text:style-name="P4">And I serve the fairy queen.</text:p>
          </text:list-item>
          <text:list-item>
            <text:p text:style-name="P4">With the help of your good hands</text:p>
            <text:p text:style-name="P4">The cowslips tall her pensioners be.</text:p>
          </text:list-item>
          <text:list-item>
            <text:p text:style-name="P4">Then wisely, good sir, weigh our sorrow with our comfort,</text:p>
            <text:p text:style-name="P4">that ebb and flow by the moon.</text:p>
          </text:list-item>
          <text:list-item>
            <text:p text:style-name="P4">All that glisters is not gold,</text:p>
            <text:p text:style-name="P4">To plainness honour’s bound when majesty falls to folly.</text:p>
          </text:list-item>
          <text:list-item>
            <text:p text:style-name="P4">Think’st thou I’d make a life of jealousy?</text:p>
            <text:p text:style-name="P4">The quality of mercy is not strain’d.</text:p>
          </text:list-item>
          <text:list-item>
            <text:p text:style-name="P4">O heaven, O earth, bear witness to this sound,</text:p>
            <text:p text:style-name="P4">As full of spirit as the month of May.</text:p>
          </text:list-item>
          <text:list-item>
            <text:p text:style-name="P4">When I consider every thing that grows</text:p>
            <text:p text:style-name="P4">Holds in perfection but a little moment,</text:p>
            <text:p text:style-name="P4">Pray you, tread softly, that the blind mole may not</text:p>
            <text:p text:style-name="P4">Hear a foot fall.</text:p>
          </text:list-item>
          <text:list-item>
            <text:p text:style-name="P4">With gentle conference, soft and affable.</text:p>
            <text:p text:style-name="P4">Let your indulgence set me free.</text:p>
          </text:list-item>
          <text:list-item>
            <text:p text:style-name="P4">Light, seeking light, doth light of light beguile;</text:p>
            <text:p text:style-name="P4">Now let not Nature’s hand keep the wild flood confin’d!</text:p>
          </text:list-item>
          <text:list-item>
            <text:p text:style-name="P4">True, I talk of dreams, for there is nothing</text:p>
            <text:p text:style-name="P4">Either good or bad, but thinking makes it so.</text:p>
          </text:list-item>
          <text:list-item>
            <text:p text:style-name="P4">What’s in a name? that which we call a rose</text:p>
            <text:p text:style-name="P4">Being once display’d doth fall that very hour.</text:p>
          </text:list-item>
          <text:list-item>
            <text:p text:style-name="P4">Gentle breath of yours my sails</text:p>
            <text:p text:style-name="P4">Must I hold a candle to my shames?</text:p>
          </text:list-item>
          <text:list-item>
            <text:p text:style-name="P4">What is love? ‘tis not hereafter;</text:p>
            <text:p text:style-name="P4">And being frank she lends to those are free.</text:p>
          </text:list-item>
          <text:list-item>
            <text:p text:style-name="P4">What’s to come is still unsure: what’s past is prologue,</text:p>
            <text:p text:style-name="P4">Present mirth hath present laughter.</text:p>
          </text:list-item>
          <text:list-item>
            <text:p text:style-name="P4">But thy eternal summer shall not fade</text:p>
            <text:p text:style-name="P4">Is it a world to hide virtues in?</text:p>
          </text:list-item>
          <text:list-item>
            <text:p text:style-name="P4">I, thus neglecting worldly ends,</text:p>
            <text:p text:style-name="P4">Play out the play.</text:p>
            <text:p text:style-name="P6"/>
          </text:list-item>
          <text:list-item>
            <text:p text:style-name="P4">I stumbled when I saw: If it be now, ‘tis not to come;</text:p>
            <text:p text:style-name="P4">Our means secure us, and our mere defects prove our commodities.</text:p>
          </text:list-item>
          <text:list-item>
            <text:p text:style-name="P4">As painfully to pore upon a book to seek the light of truth,</text:p>
            <text:p text:style-name="P4">out of this nettle, danger, we pluck this flower, safety.</text:p>
          </text:list-item>
          <text:list-item>
            <text:p text:style-name="P4">Defer no time, delays have dangerous ends;</text:p>
            <text:p text:style-name="P4">Thou shalt be as free as mountain winds.</text:p>
          </text:list-item>
          <text:list-item>
            <text:p text:style-name="P4">O, I have suffered with those that I saw suffer:</text:p>
            <text:p text:style-name="P4">The seeming truth which cunning times put on.</text:p>
          </text:list-item>
          <text:list-item>
            <text:p text:style-name="P4">Smile heaven upon this fair conjunction,</text:p>
            <text:p text:style-name="P4">But release me from my bands.</text:p>
          </text:list-item>
          <text:list-item>
            <text:p text:style-name="P4">Th’ endeavour of this present breath may buy</text:p>
            <text:p text:style-name="P4">The very lifeblood of our enterprise.</text:p>
          </text:list-item>
          <text:list-item>
            <text:p text:style-name="P4">But I will tarry; the fool will stay,</text:p>
            <text:p text:style-name="P4">And let the wise man fly:</text:p>
            <text:p text:style-name="P4">To pay this debt of love but to a brother.</text:p>
          </text:list-item>
          <text:list-item>
            <text:p text:style-name="P4">And now let’s go hand in hand, not one before another,</text:p>
            <text:p text:style-name="P4">Swifter than the moon’s sphere.</text:p>
          </text:list-item>
          <text:list-item>
            <text:p text:style-name="P4">Smiling at grief, awake, awake!</text:p>
            <text:p text:style-name="P4">In delay there lies no plenty.</text:p>
          </text:list-item>
          <text:list-item>
            <text:p text:style-name="P4">And then the moon, like to a silver bow</text:p>
            <text:p text:style-name="P4">Upon the place beneath: it is twice blest.</text:p>
          </text:list-item>
          <text:list-item>
            <text:p text:style-name="P4">But thou, contracted to thine own bright eyes,</text:p>
            <text:p text:style-name="P4">Feed’st thy light’st flame with self-substantial fuel.</text:p>
          </text:list-item>
          <text:list-item>
            <text:p text:style-name="P4">When we have shuffled off this mortal coil,</text:p>
            <text:p text:style-name="P4">There’s nothing ill can dwell in such a temple.</text:p>
          </text:list-item>
          <text:list-item>
            <text:p text:style-name="P4">Be not afeard; the isle is full of noises,</text:p>
            <text:p text:style-name="P4">To entrap the wisest.</text:p>
          </text:list-item>
          <text:list-item>
            <text:p text:style-name="P4">And as the morning steals upon the night,</text:p>
            <text:p text:style-name="P4">Make me a willow cabin at your gate.</text:p>
          </text:list-item>
          <text:list-item>
            <text:p text:style-name="P4">Make the babbling gossip of the air cry out:</text:p>
            <text:p text:style-name="P4">There is occasions and causes why and wherefore in all things.</text:p>
          </text:list-item>
          <text:list-item>
            <text:p text:style-name="P4">Or to thyself at least kind-hearted prove:</text:p>
            <text:p text:style-name="P4">As fast as thou shalt wane, so fast thou growest.</text:p>
          </text:list-item>
          <text:list-item>
            <text:p text:style-name="P4">Halloo your name to the reverberate hills</text:p>
            <text:p text:style-name="P4">And deeper than did ever plummet sound I’ll drown my book.</text:p>
          </text:list-item>
        </text:list>
        <text:p text:style-name="P5"/>
        <text:list xml:id="list1178117697" text:continue-numbering="true" text:style-name="L1">
          <text:list-item>
            <text:p text:style-name="P4">If of life you keep a care,</text:p>
            <text:p text:style-name="P4">Shake off slumber, and beware.</text:p>
            <text:p text:style-name="P4">You rub the sore,</text:p>
            <text:p text:style-name="P4">When you should bring the plaster.</text:p>
          </text:list-item>
          <text:list-item>
            <text:p text:style-name="P4">Thy virtues spoke of, and thy beauty sounded,</text:p>
            <text:p text:style-name="P4">The better part of valour is discretion.</text:p>
          </text:list-item>
          <text:list-item>
            <text:p text:style-name="P4">Draw the curtain close and let us all to meditation,</text:p>
            <text:p text:style-name="P4">To pluck bright honour from the pale-fac’d moon.</text:p>
          </text:list-item>
          <text:list-item>
            <text:p text:style-name="P4">Their rising senses begin to chase</text:p>
            <text:p text:style-name="P4">The ignorant fumes that mantle their clearer reason.</text:p>
            <text:p text:style-name="P4">It is the quality o’ th’ climate.</text:p>
          </text:list-item>
          <text:list-item>
            <text:p text:style-name="P4">O spirit of love, how quick and fresh art thou!</text:p>
            <text:p text:style-name="P4">Few in millions can speak like us.</text:p>
          </text:list-item>
          <text:list-item>
            <text:p text:style-name="P4">While you live, tell truth and shame the devil!</text:p>
            <text:p text:style-name="P4">Strive mightily, but eat and drink as friends.</text:p>
          </text:list-item>
          <text:list-item>
            <text:p text:style-name="P4">Burd’ned with like weight of pain,</text:p>
            <text:p text:style-name="P4">Thou didst smile, infused with a fortitude from heaven.</text:p>
          </text:list-item>
          <text:list-item>
            <text:p text:style-name="P4">He weeds the corn, and still lets grow the weeding.</text:p>
            <text:p text:style-name="P4">In brief, sir, study what you most affect.</text:p>
          </text:list-item>
          <text:list-item>
            <text:p text:style-name="P4">So shaken as we are, so wan with care,</text:p>
            <text:p text:style-name="P4">Awake, dear heart, awake; thou hast slept well; Awake.</text:p>
          </text:list-item>
          <text:list-item>
            <text:p text:style-name="P4">And ye that on the sands with printless foot do chase the ebbing Neptune,</text:p>
            <text:p text:style-name="P4">O, let me see thee walk. Thou dost not halt.</text:p>
          </text:list-item>
          <text:list-item>
            <text:p text:style-name="P4">With smiling plenty, and fair prosperous days!</text:p>
            <text:p text:style-name="P4">What doth gravity out of his bed at midnight?</text:p>
          </text:list-item>
          <text:list-item>
            <text:p text:style-name="P4">And, like bright metal on a sullen ground,</text:p>
            <text:p text:style-name="P4">Consideration like an angel came.</text:p>
          </text:list-item>
          <text:list-item>
            <text:p text:style-name="P4">I’ll teach you how to flow.</text:p>
            <text:p text:style-name="P4">O, if you but knew how you the purpose cherish.</text:p>
          </text:list-item>
          <text:list-item>
            <text:p text:style-name="P4">Understanding begins to swell by prayer,</text:p>
            <text:p text:style-name="P4">Which pierces so that it assaults</text:p>
            <text:p text:style-name="P4">Mercy itself, and frees all faults.</text:p>
          </text:list-item>
          <text:list-item>
            <text:p text:style-name="P4">Smooth runs the water where the brook is deep.</text:p>
            <text:p text:style-name="P3">What stronger breastplate than a heart untainted?</text:p>
          </text:list-item>
        </text:list>
      </text:section>
      <text:p text:style-name="Text_20_body"><text:a xlink:type="simple" xlink:href="../index.html">Contents</text:a> </text:p>
      <text:p text:style-name="P1"><text:soft-page-break/>Created using <text:a xlink:type="simple" xlink:href="http://sphinx.pocoo.org/">Sphinx</text:a> 1.1.2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" svg:font-family="'DejaVu Sans', Arial, Helvetica, sans-serif"/>
    <style:font-face style:name="monospace" svg:font-family="monospace"/>
    <style:font-face style:name="Courier New" svg:font-family="'Courier New'" style:font-family-generic="modern" style:font-pitch="fixed"/>
    <style:font-face style:name="Arial Unicode MS1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  <style:text-properties fo:color="#333333" style:font-name="DejaVu Sans" style:font-name-asian="DejaVu Sans" style:font-name-complex="DejaVu San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/>
      <style:text-properties fo:font-size="6pt"/>
    </style:style>
    <style:style style:name="Text_20_body" style:display-name="Text body" style:family="paragraph" style:parent-style-name="Standard" style:class="text">
      <style:paragraph-properties fo:margin-top="0in" fo:margin-bottom="0.1965in" fo:text-align="justify" style:justify-single-word="false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1665in" fo:margin-bottom="0.1965in" fo:keep-with-next="always"/>
      <style:text-properties style:font-name="Albany" fo:font-size="14pt" style:font-name-asian="HG Mincho Light J" style:font-size-asian="14pt" style:font-name-complex="Arial Unicode MS1" style:font-size-complex="14pt"/>
    </style:style>
    <style:style style:name="Heading_20_1" style:display-name="Heading 1" style:family="paragraph" style:parent-style-name="Heading" style:next-style-name="Text_20_body" style:class="text">
      <style:paragraph-properties fo:margin-top="0.2272in" fo:margin-bottom="0.1965in" fo:padding-left="0in" fo:padding-right="0in" fo:padding-top="0in" fo:padding-bottom="0.0193in" fo:border-left="none" fo:border-right="none" fo:border-top="none" fo:border-bottom="0.06pt dotted #e0e0e0"/>
      <style:text-properties fo:color="#0c3762" style:font-name="Thorndale" fo:font-size="24pt" fo:font-weight="bold" style:font-name-asian="HG Mincho Light J" style:font-size-asian="24pt" style:font-weight-asian="bold" style:font-name-complex="Arial Unicode MS1" style:font-size-complex="24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2272in" fo:margin-bottom="0.1965in" fo:padding-left="0in" fo:padding-right="0in" fo:padding-top="0in" fo:padding-bottom="0.0193in" fo:border-left="none" fo:border-right="none" fo:border-top="none" fo:border-bottom="0.06pt dotted #e0e0e0"/>
      <style:text-properties fo:color="#0c3762" style:font-name="Times New Roman" fo:font-size="18pt" fo:font-weight="normal" style:font-name-asian="Arial Unicode MS" style:font-size-asian="18pt" style:font-weight-asian="normal" style:font-name-complex="Arial Unicode MS" style:font-size-complex="18pt" style:font-weight-complex="norm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272in" fo:margin-bottom="0.1965in"/>
      <style:text-properties fo:color="#0c3762" style:font-name="Times New Roman" fo:font-size="14pt" fo:font-weight="normal" style:font-name-asian="Arial Unicode MS" style:font-size-asian="14pt" style:font-weight-asian="normal" style:font-name-complex="Arial Unicode MS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272in" fo:margin-bottom="0.1965in"/>
      <style:text-properties fo:color="#0c3762" style:font-name="Times New Roman" fo:font-size="12pt" fo:font-weight="normal" style:font-name-asian="Arial Unicode MS" style:font-size-asian="12pt" style:font-weight-asian="normal" style:font-name-complex="Arial Unicode MS" style:font-size-complex="12pt" style:font-weight-complex="normal"/>
    </style:style>
    <style:style style:name="Text_20_body.last" style:display-name="Text body.last" style:family="paragraph" style:parent-style-name="Text_20_body"/>
    <style:style style:name="Preformatted_20_Text" style:display-name="Preformatted Text" style:family="paragraph" style:parent-style-name="Standard" style:class="html">
      <style:paragraph-properties fo:margin-top="0in" fo:margin-bottom="0.0909in" fo:background-color="#f0f0f0" fo:padding="0.0193in" fo:border="0.06pt dotted #0c3762">
        <style:background-image/>
      </style:paragraph-properties>
      <style:text-properties style:font-name="Courier New" fo:font-size="10pt" style:font-name-asian="Courier New" style:font-size-asian="10pt" style:font-name-complex="Courier New" style:font-size-complex="10pt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dc3c01" style:text-line-through-style="none" style:text-underline-style="none" fo:font-weight="bold" style:text-blinking="false" style:font-weight-asian="bold" style:font-weight-complex="bold" style:text-overline-style="none" style:text-overline-color="font-color"/>
    </style:style>
    <style:style style:name="Teletype" style:family="text">
      <style:text-properties style:font-name="monospace" fo:background-color="#e2e2e2" style:font-name-asian="monospace" style:font-name-complex="monospace"/>
    </style:style>
    <style:style style:name="Numbering_20_Symbols" style:display-name="Numbering Symbols" style:family="text"/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fo:border="none" fo:padding="0in" fo:background-color="transparent" style:writing-mode="lr-tb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hakespeare Oracle Verses — Shakespeare Oracle</dc:title>
    <dc:date>2012-01-20T21:54:21</dc:date>
    <meta:generator>LibreOffice/3.4$Unix LibreOffice_project/340m1$Build-302</meta:generator>
    <meta:document-statistic meta:table-count="0" meta:image-count="0" meta:object-count="0" meta:page-count="8" meta:paragraph-count="252" meta:word-count="2056" meta:character-count="10593" meta:non-whitespace-character-count="8901"/>
    <meta:editing-duration>PT1M36S</meta:editing-duration>
    <meta:editing-cycles>1</meta:editing-cycles>
  </office:meta>
</office:document-meta>
</file>